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<text:s/>odcinek 2</text:p>
      <text:p text:style-name="P1"/>
      <text:p text:style-name="P2">Etap I</text:p>
      <text:p text:style-name="P2"/>
      <text:p text:style-name="P5">w którym państwie znajduje się Nazaret z kościołem zwiastowania <text:s text:c="11"/><text:span text:style-name="T1">Izrael</text:span></text:p>
      <text:p text:style-name="P5">z ilu kadłubów skłata się statek trimaran <text:s text:c="53"/><text:span text:style-name="T1"><text:s/>z trzech</text:span></text:p>
      <text:p text:style-name="P5">melonik i laseczka były częstymi w rekwizytami w filmach angielskiego aktora <text:s text:c="3"/></text:p>
      <text:p text:style-name="P4">Charlie Chaplin</text:p>
      <text:p text:style-name="P5">może być dziekański i okolicznościowy <text:s text:c="56"/><text:span text:style-name="T1"><text:s/>urlop</text:span></text:p>
      <text:p text:style-name="P5">w którym kolorze jest koloratka noszona przez duchownych <text:s text:c="26"/><text:span text:style-name="T1">biały</text:span></text:p>
      <text:p text:style-name="P5">jak nazywa się popularna potrawa z ryżu której odmiany to nigiri, maki <text:s text:c="7"/><text:span text:style-name="T1"><text:s/>sushi</text:span></text:p>
      <text:p text:style-name="P5">stały przedstawiciel polski przy ONZ ma rangę attache czy <text:span text:style-name="T1">ambasadora <text:s text:c="2"/></text:span><text:s/></text:p>
      <text:p text:style-name="P5">w której kaplicy watykańskiej obraduje konklawe <text:s text:c="33"/><text:span text:style-name="T1">Sykstyńskiej</text:span></text:p>
      <text:p text:style-name="P5">jak miała na imię sierotka która pasała gąski <text:s text:c="40"/><text:span text:style-name="T1"><text:s/>Marysia</text:span></text:p>
      <text:p text:style-name="P5">jak nazywa się działanie odwrotne do całkowania <text:s text:c="30"/><text:span text:style-name="T1"><text:s/>różniczkowanie</text:span></text:p>
      <text:p text:style-name="P5">popularne określenie nielegalnego handlu to rynek w którym kolorze <text:s text:c="3"/><text:span text:style-name="T1"><text:s/>czarny</text:span></text:p>
      <text:p text:style-name="P5">w której dziedzinie Teodor Roosevelt otrzymał nagrode Nobla <text:s text:c="14"/><text:span text:style-name="T1"><text:s text:c="2"/>pokojowa</text:span></text:p>
      <text:p text:style-name="P5">jak nazywamy ślad pozostały po zagojeniu się rany <text:s text:c="30"/><text:span text:style-name="T1"><text:s text:c="3"/>blizna</text:span></text:p>
      <text:p text:style-name="P5">denazyfikacja to działania które zostały podjęte po której WŚ <text:s text:c="17"/><text:span text:style-name="T1">druga</text:span></text:p>
      <text:p text:style-name="P5">odmianą którego drzewa owocowego jest rengloda <text:s text:c="35"/><text:span text:style-name="T1"><text:s/>śliwki</text:span></text:p>
      <text:p text:style-name="P5">podaj tytułu utworu z którego pochodzi cytat <text:s/>Wojski <text:s text:c="29"/><text:span text:style-name="T1"><text:s/>Pan Tadeusz</text:span></text:p>
      <text:p text:style-name="P5">czy dzieło Mikołaja Kopernika O obrotach sfer niebieskich znalazło się na indeksie Ksiąg Zakazanych <text:s text:c="96"/><text:span text:style-name="T1"><text:s/>TAK</text:span></text:p>
      <text:p text:style-name="P5">jakim gestem Judasz zdradził Jezusa <text:s text:c="58"/><text:span text:style-name="T1">pocałunkiem</text:span></text:p>
      <text:p text:style-name="P5">Rotunda to budowla na planie koła czy krzyża <text:s text:c="41"/><text:span text:style-name="T1"><text:s/>koło </text:span></text:p>
      <text:p text:style-name="P5">na jakiej nawierzchni rozgrywany jest Wimbledon <text:s text:c="35"/><text:span text:style-name="T1"><text:s/>trawiasty </text:span><text:s text:c="2"/></text:p>
      <text:p text:style-name="P5"/>
      <text:p text:style-name="P2">II Etap</text:p>
      <text:p text:style-name="P2"/>
      <text:p text:style-name="P5">traper to nazwa myśliwskiego na którym kontynencie <text:s text:c="21"/><text:span text:style-name="T1">Ameryka płn</text:span></text:p>
      <text:p text:style-name="P5">światowy kongres Żydów powstał przed czy po II WŚ <text:s text:c="20"/><text:span text:style-name="T1">przed <text:s text:c="2"/>w 1936</text:span></text:p>
      <text:p text:style-name="P5">która duża rzeka przepływa przez Sandomierz <text:s text:c="33"/><text:span text:style-name="T1">Wisła </text:span></text:p>
      <text:p text:style-name="P5">Wisznu to bóg którego wyznania <text:s text:c="55"/><text:span text:style-name="T1">hinduizm</text:span></text:p>
      <text:p text:style-name="P5">wg polskiego kodeksu karnego co można popełnić tylko umyślnie <text:span text:style-name="T1">zbrodnię</text:span> czy występek</text:p>
      <text:p text:style-name="P5">co oznaczają gwiazdki na butelkach koniaku <text:s text:c="33"/><text:span text:style-name="T1">wiek trunku</text:span></text:p>
      <text:p text:style-name="P5">która kobieta pierwsza w historii została profesorem na paryskiej Sorbonie <text:s text:c="2"/><text:span text:style-name="T1"><text:s/>M. Curie </text:span></text:p>
      <text:p text:style-name="P5">ile liter m znajduje się w słowie mammografia</text:p>
      <text:p text:style-name="P5">podczas którego powstania rozgrywa się akcja Wierna rzeka <text:s text:c="22"/><text:span text:style-name="T1">styczniowe</text:span></text:p>
      <text:p text:style-name="P5">języki celtyckie współcześnie są reprezentowane przez 5 języków narodowych <text:s text:c="3"/></text:p>
      <text:p text:style-name="P4">szkocki, walijski, bretoński, irlandzki, kornwalijski</text:p>
      <text:p text:style-name="P5">w którym wieku urodziła się Lukrecja Borgia <text:s text:c="46"/><text:span text:style-name="T1"><text:s/>w XV </text:span></text:p>
      <text:p text:style-name="P5">w którym stanie znajduje się Camp David <text:s text:c="53"/><text:span text:style-name="T1">Maryland</text:span></text:p>
      <text:p text:style-name="P5">łabędzi śpiew to pierwsze czy ostatnie dzieło autora <text:s text:c="37"/><text:span text:style-name="T1"><text:s/>ostatnie</text:span></text:p>
      <text:p text:style-name="P5">jak nazywała się grupa rockowa założona przez Paula McCartneya w 1971 po rozpadzie The Beattles <text:s text:c="102"/><text:span text:style-name="T1">Wings</text:span></text:p>
      <text:p text:style-name="P5">czy port Bristol położony jest nad zatoką o nazwie kanal Bristolski <text:s text:c="15"/><text:span text:style-name="T1"><text:s/>TAK</text:span></text:p>
      <text:p text:style-name="P5">grafit jest heksagonalną odmianą którego pierwiastka <text:s text:c="37"/><text:span text:style-name="T1"><text:s text:c="2"/>węgiel</text:span></text:p>
      <text:p text:style-name="P5"><text:soft-page-break/>ilu królów z dynastii Wettinów panowało w Polsce <text:s text:c="30"/><text:span text:style-name="T1"><text:s/>dwóch</text:span></text:p>
      <text:p text:style-name="P5">jak nazywa się procentowe wynagrodzenie za pośrednictwo w handlu <text:s text:c="12"/></text:p>
      <text:p text:style-name="P4">prowizja (marża jest kwotowa)</text:p>
      <text:p text:style-name="P5">która postać z kresówki ciągle poluje na strusia pędziwiatra <text:s text:c="17"/><text:span text:style-name="T1"><text:s/>Kojot</text:span></text:p>
      <text:p text:style-name="P5">w której części ciała znajduje się płat potyliczny <text:s text:c="35"/><text:span text:style-name="T1"><text:s/>w mózgu</text:span></text:p>
      <text:p text:style-name="P5">alpaka to stop metali czy gaz trujący <text:s text:c="45"/><text:span text:style-name="T1">stop (odmiana mosiądzu)</text:span></text:p>
      <text:p text:style-name="P5">który polityk najdłużej pełnił funkcję prezydenta Rzeczypospolitej <text:s text:c="5"/><text:span text:style-name="T1"><text:s/>Mościcki</text:span></text:p>
      <text:p text:style-name="P5">jak nazywano białą niewolnicę w muzułmańskim haremie <text:s text:c="18"/><text:span text:style-name="T1"><text:s/>odaliska</text:span></text:p>
      <text:p text:style-name="P5">racice to kopyta ssaków parzysto- czy nieparzystokopytnych <text:s text:c="13"/><text:span text:style-name="T1"><text:s/>parzystokopytnych</text:span></text:p>
      <text:p text:style-name="P5">jak w kościołach ewangelicko-augsburskich nazywa się takie nabożeństwo, które pełni rolę katolickiej Pasterki <text:s text:c="78"/><text:span text:style-name="T1"><text:s text:c="4"/>jutrznia</text:span></text:p>
      <text:p text:style-name="P5">podaj tytułu teleturnieju w TVP2 którego prowadzącymi byli Krzysztof Tyniec, Wojciech Pijanowski, Stanisław Mikulski <text:s text:c="62"/><text:span text:style-name="T1">Koło fortuny</text:span></text:p>
      <text:p text:style-name="P5">jaki kolor ma kasza gryczana <text:s text:c="66"/><text:span text:style-name="T1">brązowy</text:span></text:p>
      <text:p text:style-name="P5">ile wynosi suma liczb 990 i 11 <text:s text:c="63"/><text:span text:style-name="T1"><text:s/>1001</text:span></text:p>
      <text:p text:style-name="P5">Turyngia i Brema to części którego państwa <text:s text:c="42"/><text:span text:style-name="T1"><text:s/>Niemcy</text:span></text:p>
      <text:p text:style-name="P5">jak potocznie od nazwiska konstruktora nazywa się karabin AK-47 <text:s text:c="5"/><text:span text:style-name="T1"><text:s/>Kałasznikow</text:span></text:p>
      <text:p text:style-name="P5">przysiad ze sztangą, martwy ciąg i wyciskanie sztangi leżąc to </text:p>
      <text:p text:style-name="P5">w której powieśći Franca Booma występują strach na wróble, blaszany drwal, tchórzliwy lew <text:s text:c="29"/><text:span text:style-name="T1"><text:s/>czarnoksiężnik z krainy Oz</text:span></text:p>
      <text:p text:style-name="P5">jak nazywa się pieczątka wiernie odtwarzająca podpis <text:s text:c="26"/><text:span text:style-name="T1"><text:s/>faksymile</text:span></text:p>
      <text:p text:style-name="P5">co znaczy łącińska formułka propria man <text:s text:c="47"/><text:span text:style-name="T1">własnoręcznie</text:span></text:p>
      <text:p text:style-name="P5">ile klas ma order odrodzenia Polski <text:s text:c="56"/><text:span text:style-name="T1"><text:s text:c="2"/>pięć</text:span></text:p>
      <text:p text:style-name="P5">ile lat temu został oficjalnie oddany do użytku most Poniatowskiego w Warszawie <text:s text:c="4"/><text:span text:style-name="T1">100 lat</text:span></text:p>
      <text:p text:style-name="P5">czyim synem był Karol Wielki <text:s text:c="65"/><text:span text:style-name="T1">Pepin Mały</text:span></text:p>
      <text:p text:style-name="P5">zakażeni którą chorobą byli izolowani w leprozoriach <text:s text:c="27"/><text:span text:style-name="T1"><text:s text:c="2"/>trąd</text:span></text:p>
      <text:p text:style-name="P5">jak nazywa się podkładka papierowa z równoległymi liniami podkładana pod gładki papier umożliwiająca równe pisanie <text:s text:c="67"/><text:span text:style-name="T1"><text:s/>ryga, liniuszek</text:span></text:p>
      <text:p text:style-name="P5">jak miał na imię drugi syn Barbary i Bogumiła Niechciców <text:s text:c="19"/><text:span text:style-name="T1"><text:s/>Tomasz</text:span></text:p>
      <text:p text:style-name="P5">który polski pilot zginął w 1929 podczas próby przelotu przez Atlantyk <text:s text:c="5"/><text:span text:style-name="T1"><text:s/>mjr Ludwik</text:span> <text:span text:style-name="T1">Idzikowski</text:span></text:p>
      <text:p text:style-name="P5">artepowera czyli sztuka świadomego ubóstwa to który wiek <text:s text:c="20"/><text:span text:style-name="T1">XX w</text:span></text:p>
      <text:p text:style-name="P5">w którym miesiącu wypadnie w 2014 rosz haszana czyli żydowski Nowy rok <text:s text:c="2"/><text:span text:style-name="T1"><text:s/>wrzesień</text:span></text:p>
      <text:p text:style-name="P5">jak nazywa się zdanie albo powiedzenie powtarzające niepotrzebnie coś wypowiedzianego np akwen wodny <text:s text:c="14"/><text:span text:style-name="T1"><text:s text:c="2"/>tautologia, pleonazm</text:span></text:p>
      <text:p text:style-name="P5">w którym mieście odbyły się pierwsze po II WŚ IO <text:s text:c="29"/><text:span text:style-name="T1"><text:s text:c="2"/>Londyn</text:span></text:p>
      <text:p text:style-name="P5">jak <text:s/>w astronomii nazywa się położenie w którym linia łącząca ją z Ziemią tworzy kąt prosty z linia łączącą Ziemię ze Słońcem <text:s text:c="47"/><text:span text:style-name="T1"><text:s/>kwadratura</text:span></text:p>
      <text:p text:style-name="P5">kult którego bożka wprowadziła królowa Jezabel, prześladowczyni proroka Jeremiasza <text:s text:c="4"/></text:p>
      <text:p text:style-name="P4">kult Baala</text:p>
      <text:p text:style-name="P5">ile lat temu powstała Krajowa rada radiofonii i telewizji <text:s text:c="25"/><text:span text:style-name="T1">21 lat, w 1993 r</text:span> </text:p>
      <text:p text:style-name="P5">kto był naczelnym dowódcą <text:s/>wojsk polskich w wojnie trzynastoletniej z Krzyżakami </text:p>
      <text:p text:style-name="P5"><text:span text:style-name="T1">Piotr Dunin <text:s text:c="2"/></text:span><text:s text:c="3"/></text:p>
      <text:p text:style-name="P5"/>
      <text:p text:style-name="P2">III Etap</text:p>
      <text:p text:style-name="P2"/>
      <text:p text:style-name="P2"><text:span text:style-name="T3">jak nazywała się najslynniejsza biblioteka starożytna założona przez Ptolemeusza I Sotera </text:span><text:s text:c="34"/><text:span text:style-name="T2">aleksandryjska</text:span></text:p>
      <text:p text:style-name="P3"><text:soft-page-break/><text:span text:style-name="T2">ile nowych miast na mapie Polski pojawiło się w styczniu 2014 więcej niż 10 czy</text:span><text:span text:style-name="T4"> mniej</text:span></text:p>
      <text:p text:style-name="P3"><text:span text:style-name="T2">który napój wynalazł wg legendy mnich benedyktyński Pierre Perinion <text:s text:c="8"/></text:span><text:span text:style-name="T4">szampan</text:span></text:p>
      <text:p text:style-name="P3"><text:span text:style-name="T2">jak z niemieckiego nazywa się nagłe załamanie ekonomiczne <text:s text:c="23"/></text:span><text:span text:style-name="T4"><text:s/>krach</text:span></text:p>
      <text:p text:style-name="P3"><text:span text:style-name="T2">Bora, Fen, mistral to rodzaje czego <text:s text:c="65"/></text:span><text:span text:style-name="T4"><text:s/>wiatr </text:span></text:p>
      <text:p text:style-name="P3"><text:span text:style-name="T2">jak nazywa się szeroki płaski mięsień oddzielający brzuch od klatki piersiowej</text:span></text:p>
      <text:p text:style-name="P3"><text:span text:style-name="T2">Bill de Blasio zastąpił Michaela Bloomberga na stanowisku burmistrza </text:span><text:span text:style-name="T4">NYC</text:span><text:span text:style-name="T2"> czy Los Angeles</text:span></text:p>
      <text:p text:style-name="P3"><text:span text:style-name="T2">którym słowem pochodzącym z języka czeskiego nazywamy schowek pod sufitem <text:s text:c="3"/></text:span><text:span text:style-name="T4">pawlacz</text:span></text:p>
      <text:p text:style-name="P5">na której karkonoskiej górze stoi wysokogórskie obserwatorium metereologiczne im Stanisława Hołdysa <text:s text:c="10"/><text:span text:style-name="T1"><text:s text:c="3"/>na Śnieżce</text:span></text:p>
      <text:p text:style-name="P5">jakiego koloru jest trujący gaz fluor <text:s text:c="63"/><text:span text:style-name="T1"><text:s text:c="2"/>żółtozielony</text:span></text:p>
      <text:p text:style-name="P5">kto jest autorem renesansowego dzieła O poprawie Rzeczypospolitej <text:s text:c="4"/><text:span text:style-name="T1">Frycz-Modrzewski</text:span></text:p>
      <text:p text:style-name="P5">stolicą którego województwa jest Olsztyn <text:s text:c="38"/><text:span text:style-name="T1"><text:s/>Warmińsko-Mazurskie</text:span></text:p>
      <text:p text:style-name="P5">na przełom których dni czerwca przypada noc świętojańska <text:s text:c="27"/><text:span text:style-name="T1"><text:s/>23/24 </text:span></text:p>
      <text:p text:style-name="P5">której figurze szachowej zagraża bezpośrednio ruch zwany szach <text:s text:c="18"/><text:span text:style-name="T1">król </text:span></text:p>
      <text:p text:style-name="P5">koherentny to inaczej sprzeczny czy spójny </text:p>
      <text:p text:style-name="P5">jaki stopień wojskowy dostał pośmiertnie w 2013 r rotmisztrz Pilecki <text:s text:c="5"/><text:span text:style-name="T1"><text:s/>pułkownik</text:span></text:p>
      <text:p text:style-name="P5">rublowka- skupisko rezydencji milionerów to potoczna nazwa przemieścia ktorego rosyjskiego miasta <text:s text:c="87"/><text:span text:style-name="T1"><text:s/>Moskwy</text:span></text:p>
      <text:p text:style-name="P5">które linie na globusie są jednakowej długości <text:s text:c="44"/><text:span text:style-name="T1">południki</text:span></text:p>
      <text:p text:style-name="P5">z którego kontynentu pochodzi kot abisyński przywieziony do Wlk. Brytanii w XIX wieku</text:p>
      <text:p text:style-name="P4">Afryka</text:p>
      <text:p text:style-name="P5">kto miał być celem zamachu pułkownika Klausa Stauffenberga w lipcu 1944 r </text:p>
      <text:p text:style-name="P5">która z sióstr Brote napisała powieść Wichrowe wzgórza <text:s text:c="24"/><text:span text:style-name="T1"><text:s text:c="2"/>Emily</text:span></text:p>
      <text:p text:style-name="P5">czy prezesi NIK i NBP mogą być członkami partii politycznych <text:s text:c="15"/><text:span text:style-name="T1">NIE </text:span></text:p>
      <text:p text:style-name="P5">o kimś kto wykorzystuje innych niezauważalnie mówi się, ze dziurki nie zrobi a co wyssie <text:span text:style-name="T1">krew</text:span></text:p>
      <text:p text:style-name="P5">udręka i ekstaza Irvinga Stona <text:s text:c="2"/>to opowieść o zyciu którego artysty <text:s text:c="5"/><text:span text:style-name="T1"><text:s/>Michała Anioła</text:span></text:p>
      <text:p text:style-name="P5">w co zamieniła się woda Nilu w pierwszej pladze egipskiej <text:s text:c="19"/><text:span text:style-name="T1"><text:s text:c="2"/>krew</text:span></text:p>
      <text:p text:style-name="P5">bezanmaszt to licząc od dziobu maszt pierwszy czy <text:span text:style-name="T1">ostatni <text:s text:c="2"/></text:span><text:s text:c="8"/></text:p>
      <text:p text:style-name="P5">jak nazywa się austriacki kierowca wyścigowy, 3-krotny mistrz świata Formuły 1 </text:p>
      <text:p text:style-name="P4"><text:s/>Nikki Lauda</text:p>
      <text:p text:style-name="P5">ile wynosi suma oczek na przeciwległych ściankach kostki do gry</text:p>
      <text:p text:style-name="P5">kto zagrał tytułową role w serialu Janosik <text:s text:c="45"/><text:span text:style-name="T1"><text:s text:c="4"/>Perepeczko</text:span></text:p>
      <text:p text:style-name="P5">który punkt orbity Księżyca jest blizszy Ziemii apogeum czy perigeum</text:p>
      <text:p text:style-name="P5">jak nazywa się archipelag w skład którego Majorca i Minorca <text:s text:c="16"/><text:span text:style-name="T1"><text:s/>Baleary</text:span></text:p>
      <text:p text:style-name="P5">jak nazywa się larwa chrząszcza <text:s text:c="64"/><text:span text:style-name="T1">pędrak</text:span></text:p>
      <text:p text:style-name="P5">w którym stuleciu wszyscy Indianie urodzeni na terenie Stanów dostali amerykańskie obywatelstwo <text:s text:c="93"/><text:span text:style-name="T1"><text:s/>XX w</text:span></text:p>
      <text:p text:style-name="P5">ile jest sonetów krymskich Adama Mickiewicza <text:s text:c="39"/><text:span text:style-name="T1">osiemnaście</text:span> </text:p>
      <text:p text:style-name="P5">w którym mieście powstał w 1856 pierwszy w Polsce zawodowy teatr pantonimy <text:s text:c="3"/><text:span text:style-name="T1">Wrocław</text:span></text:p>
      <text:p text:style-name="P5">jak nazywa się jednostka monetarna Argentyny <text:s text:c="38"/><text:span text:style-name="T1"><text:s text:c="2"/>peso</text:span></text:p>
      <text:p text:style-name="P5">obrządki ambrozjański i mozarabski to <text:span text:style-name="T1">katolicki</text:span> czy prawosławny</text:p>
      <text:p text:style-name="P5">jaką długość ma tor gry w Curling <text:s text:c="60"/><text:span text:style-name="T1"><text:s/>42 m</text:span></text:p>
      <text:p text:style-name="P5">który naturalny zbiornik wodny jest najgłębszą depresją na Ziemii <text:s/><text:span text:style-name="T1"><text:s text:c="2"/>Morze Martwe</text:span></text:p>
      <text:p text:style-name="P5">jak brzmi liczba mnoga od rzeczownika plenum <text:s text:c="31"/><text:span text:style-name="T1"><text:s/>ple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7T17:36:52.31</meta:creation-date>
    <meta:document-statistic meta:table-count="0" meta:image-count="0" meta:object-count="0" meta:page-count="3" meta:paragraph-count="120" meta:word-count="1131" meta:character-count="10750"/>
    <dc:date>2014-08-27T21:59:19.84</dc:date>
    <meta:editing-duration>PT00H02M16S</meta:editing-duration>
    <meta:editing-cycles>1</meta:editing-cycles>
    <meta:generator>OpenOffice.ux.pl/3.1$Win32 OpenOffice.org_project/310m11$Build-39399</meta:generator>
  </office:meta>
</office:document-meta>
</file>